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505cm"/>
    </style:style>
    <style:style style:name="Tabelle1.B" style:family="table-column">
      <style:table-column-properties style:column-width="3.388cm"/>
    </style:style>
    <style:style style:name="Tabelle1.C" style:family="table-column">
      <style:table-column-properties style:column-width="12.097cm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5b3caf"/>
    </style:style>
    <style:style style:name="T1" style:family="text">
      <style:text-properties officeooo:rsid="005b3c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INKALENDER <text:s/><text:span text:style-name="SmalltalkValue">me@#period</text:span></text:p>
      <text:p text:style-name="P1">Stand: <text:bookmark-start text:name="__DdeLink__3042_59600206"/><text:span text:style-name="SmalltalkValue"><text:span text:style-name="T1">me@#reportDate</text:span></text:span><text:bookmark-end text:name="__DdeLink__3042_59600206"/></text:p>
      <text:p text:style-name="Subtitle">Zusätzliche Daten für Lehrerinnen und Lehrer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SmalltalkCode">me at: #generalEntries do: [:c |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malltalkCode">c do: [:e |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</table:table-row>
        <table:table-row>
          <table:table-cell table:style-name="Tabelle1.A1" table:number-columns-spanned="3" office:value-type="string">
            <text:p text:style-name="SmalltalkCode">]]</text:p>
          </table:table-cell>
          <table:covered-table-cell/>
          <table:covered-table-cell/>
        </table:table-row>
      </table:table>
      <text:p text:style-name="Text_20_body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99cm" fo:margin-bottom="0.21cm" loext:contextual-spacing="false" fo:text-align="start" style:justify-single-word="false" style:page-number="auto"/>
      <style:text-properties fo:font-size="14pt" fo:font-style="normal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0-26T15:58:22.260784000</dc:date>
    <dc:language>en-AU</dc:language>
    <meta:editing-cycles>106</meta:editing-cycles>
    <meta:editing-duration>P3DT3H13M32S</meta:editing-duration>
    <dc:creator>Andreas Brodbeck</dc:creator>
    <meta:document-statistic meta:table-count="2" meta:image-count="0" meta:object-count="0" meta:page-count="1" meta:paragraph-count="20" meta:word-count="46" meta:character-count="351" meta:non-whitespace-character-count="324"/>
    <meta:user-defined meta:name="Info 1"/>
    <meta:user-defined meta:name="Info 2"/>
    <meta:user-defined meta:name="Info 3"/>
    <meta:user-defined meta:name="Info 4"/>
  </office:meta>
</office:document-meta>
</file>